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EntrySe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Entry.setValu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EntrySet.toArray( Object array [ ]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nmodifiableEntr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EntrySet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EntrySet.decorate( Set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modifiableEntrySetIterator.UnmodifiableEntrySetIterato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EntrySet.to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modifiableEntrySe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EntrySet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Entry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EntrySet.UnmodifiableEntrySet(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EntrySet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Entry.UnmodifiableEntry( Map .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EntrySet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EntrySet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